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3cac7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b3cac7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aa95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4"/>
        <table:table-column table:style-name="co1" table:default-cell-style-name="ce5"/>
        <table:table-column table:style-name="co3" table:default-cell-style-name="ce6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ia da semana</text:p>
          </table:table-cell>
          <table:table-cell office:value-type="string" calcext:value-type="string">
            <text:p>Hora de inicio</text:p>
          </table:table-cell>
          <table:table-cell office:value-type="string" calcext:value-type="string">
            <text:p>Hora saida</text:p>
          </table:table-cell>
          <table:table-cell office:value-type="string" calcext:value-type="string">
            <text:p>Quantidade de horas</text:p>
          </table:table-cell>
        </table:table-row>
        <table:table-row table:style-name="ro1">
          <table:table-cell table:style-name="ce2" office:value-type="date" office:date-value="2020-10-20" calcext:value-type="date">
            <text:p>20/10/20</text:p>
          </table:table-cell>
          <table:table-cell office:value-type="string" calcext:value-type="string">
            <text:p>Terça Feira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([.D2]-[.C2]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D3]-[.C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office:value-type="float" office:value="18.75" calcext:value-type="float">
            <text:p>18,75</text:p>
          </table:table-cell>
          <table:table-cell office:value-type="float" office:value="20" calcext:value-type="float">
            <text:p>20</text:p>
          </table:table-cell>
          <table:table-cell table:formula="of:=([.D4]-[.C4])" office:value-type="float" office:value="1.25" calcext:value-type="float">
            <text:p>1,25</text:p>
          </table:table-cell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office:value-type="float" office:value="21.25" calcext:value-type="float">
            <text:p>21,25</text:p>
          </table:table-cell>
          <table:table-cell office:value-type="float" office:value="22.29" calcext:value-type="float">
            <text:p>22,29</text:p>
          </table:table-cell>
          <table:table-cell table:formula="of:=([.D5]-[.C5])" office:value-type="float" office:value="1.04" calcext:value-type="float">
            <text:p>1,04</text:p>
          </table:table-cell>
        </table:table-row>
        <table:table-row table:style-name="ro1">
          <table:table-cell table:number-columns-repeated="4"/>
          <table:table-cell table:formula="of:=([.D6]-[.C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7]-[.C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8]-[.C8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9]-[.C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0]-[.C1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1]-[.C1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2]-[.C12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3]-[.C13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4]-[.C14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5]-[.C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6]-[.C1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7]-[.C1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8]-[.C18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9]-[.C1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0]-[.C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1]-[.C2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2]-[.C22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3]-[.C23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4]-[.C24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5]-[.C2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6]-[.C2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7]-[.C27])" office:value-type="float" office:value="0" calcext:value-type="float">
            <text:p>0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18:30:06.798000000</meta:creation-date>
    <dc:date>2020-10-21T22:49:20.546000000</dc:date>
    <meta:editing-duration>PT1H28M30S</meta:editing-duration>
    <meta:editing-cycles>3</meta:editing-cycles>
    <meta:generator>LibreOffice/6.3.2.2$Windows_X86_64 LibreOffice_project/98b30e735bda24bc04ab42594c85f7fd8be07b9c</meta:generator>
    <meta:document-statistic meta:table-count="1" meta:cell-count="47" meta:object-count="0"/>
  </office:meta>
</office:document-meta>
</file>